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margin-left="0.4925in" fo:margin-right="0in" fo:text-indent="0in" style:auto-text-indent="false"/>
    </style:style>
    <style:style style:name="P4" style:family="paragraph" style:parent-style-name="Standard" style:list-style-name="L2">
      <style:paragraph-properties fo:margin-left="0.4925in" fo:margin-right="0in" fo:text-indent="0in" style:auto-text-indent="false"/>
    </style:style>
    <style:style style:name="P5" style:family="paragraph" style:parent-style-name="Standard" style:list-style-name="L2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.9846in" fo:margin-right="0in" fo:text-indent="0in" style:auto-text-indent="false"/>
    </style:style>
    <style:style style:name="P7" style:family="paragraph" style:parent-style-name="Standard" style:list-style-name="L2">
      <style:paragraph-properties fo:margin-left="0.4925in" fo:margin-right="0in" fo:text-indent="0in" style:auto-text-indent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text-underline-style="solid" style:text-underline-width="auto" style:text-underline-color="font-color"/>
    </style:style>
    <style:style style:name="P9" style:family="paragraph" style:parent-style-name="Standard" style:list-style-name="L3">
      <style:paragraph-properties fo:margin-left="0.4925in" fo:margin-right="0in" fo:text-indent="0in" style:auto-text-indent="false"/>
    </style:style>
    <style:style style:name="P10" style:family="paragraph" style:parent-style-name="Standard" style:list-style-name="L3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Fedora Repository Software Committer's Guide</text:h>
      <text:h text:style-name="Heading_20_2" text:outline-level="2">Overview</text:h>
      <text:p text:style-name="Standard">Committers participate in all aspects of our software development process. <text:s/>In addition to the actual programming, this includes participation in work tracking, testing, reviewing, and merging. <text:s/></text:p>
      <text:p text:style-name="Standard"/>
      <text:h text:style-name="Heading_20_2" text:outline-level="2">Working Process</text:h>
      <text:p text:style-name="Standard">In making improvements to the Fedora Repository codebase, committers are expected to play two roles: <text:span text:style-name="T1">developer</text:span> and <text:span text:style-name="T1">reviewer</text:span>. <text:s/>Developers are responsible for implementing changes and writing unit tests. <text:s/>Reviewers are responsible for understanding the changes and verifying their correctness before they are committed to the appropriate line(s) of development. <text:s/></text:p>
      <text:p text:style-name="Standard"/>
      <text:p text:style-name="P2">Developer Steps</text:p>
      <text:p text:style-name="P3"/>
      <text:list text:style-name="L2">
        <text:list-item>
          <text:p text:style-name="P4"><text:span text:style-name="T2">Claim tracker item</text:span><text:line-break/>Make sure your name is selected in the "Assigned To" field for the feature, bug, or refactoring item you'll be working on. <text:s/>Also make sure there is a comment in the tracker indicating whether the work is targeted for the main line of development, the maintenance branch, or both. <text:s/>Bugs normally go to both. <text:s/>Features and refactorings normally only go to the main line (trunk).<text:line-break/></text:p>
        </text:list-item>
        <text:list-item>
          <text:p text:style-name="P5">Create task</text:p>
          <text:p text:style-name="P4">Create a task in the Software Engineering task tracker. <text:s/>If the work is targeted for both lines of development, create a task for each. <text:line-break/></text:p>
        </text:list-item>
        <text:list-item>
          <text:p text:style-name="P4"><text:span text:style-name="T2">Create branch</text:span><text:line-break/>Create a branch in fedora/branches, called dev-xxxx, where xxxx is the id of the task. <text:s/>In the subversion commit message for the branch, indicate the source and revision against which branch was created (e.g. "created branch from maintenance-2.2 r6502"). <text:s/>If the work is targeted for both lines of development, create a branch for each.<text:line-break/></text:p>
        </text:list-item>
        <text:list-item>
          <text:p text:style-name="P4"><text:span text:style-name="T2">Assign reviewer</text:span><text:line-break/>In fedora/trunk/src/doc/devdocs, look at the file branch-log.txt, and determine who your next reviewer is. <text:s/>If you've never assigned a reviewer, the reviewer will be person whose name appears after yours in the "Active Committers" list. <text:s/>The next time you assign a reviewer, it will be the next name in the list, and so on. <text:s/>Add an entry at the top of Branch History section, in the same format as the others, and commit the change. <text:s/>If the work is targeted for both lines of development, add two entries as appropriate, using the same reviewer.<text:line-break/></text:p>
        </text:list-item>
        <text:list-item>
          <text:p text:style-name="P5">Code and test</text:p>
        </text:list-item>
      </text:list>
      <text:p text:style-name="P6">Use junit to test the functionality or bugfix you're implementing. <text:s/>See readme.txt in the root of the source tree for instructions on running tests with ant. <text:s/>Test code exists in src/test/junit. <text:s/>Make sure your new tests are tied into the existing suites.</text:p>
      <text:p text:style-name="P3"/>
      <text:list text:style-name="L2" text:continue-numbering="true">
        <text:list-item>
          <text:p text:style-name="P5">Merge up</text:p>
        </text:list-item>
      </text:list>
      <text:p text:style-name="P6">See the Working With Branches document for information on how and when to "merge up".</text:p>
      <text:p text:style-name="P3"/>
      <text:list text:style-name="L2" text:continue-numbering="true">
        <text:list-item>
          <text:p text:style-name="P5">Update task</text:p>
        </text:list-item>
      </text:list>
      <text:p text:style-name="P6">Update the task tracker item indicating 100% completion. <text:s/>The reviewer will be responsible for actually closing it.</text:p>
      <text:p text:style-name="P3"/>
      <text:list text:style-name="L2" text:continue-numbering="true">
        <text:list-item>
          <text:p text:style-name="P5">Notify reviewer</text:p>
          <text:p text:style-name="P7">Via email or a message to the fedora-commons-developers list.</text:p>
        </text:list-item>
      </text:list>
      <text:p text:style-name="P3"/>
      <text:p text:style-name="P8">Reviewer Steps</text:p>
      <text:p text:style-name="P3"/>
      <text:list text:style-name="L3">
        <text:list-item>
          <text:p text:style-name="P9"><text:span text:style-name="T2">Merge</text:span><text:line-break/>Note: if the branch has been out for some time, the reviewer may opt to have the developer "merge up" from the trunk before they can do a meaningful review. <text:s/>The reviewer may also choose to perform a "merge up".</text:p>
          <text:p text:style-name="P9"/>
        </text:list-item>
        <text:list-item>
          <text:p text:style-name="P10">Review</text:p>
        </text:list-item>
      </text:list>
      <text:p text:style-name="P6">Make sure you understand the changes. <text:s/>If the changes are complex, you may want to involve another developer or two in the review process. <text:s/>Run the junit tests to ensure no regression bugs have been introduced.</text:p>
      <text:p text:style-name="P3"/>
      <text:list text:style-name="L3" text:continue-numbering="true">
        <text:list-item>
          <text:p text:style-name="P10">Commit</text:p>
        </text:list-item>
      </text:list>
      <text:p text:style-name="P3"/>
      <text:list text:style-name="L3" text:continue-numbering="true">
        <text:list-item>
          <text:p text:style-name="P10">Update branch log</text:p>
          <text:p text:style-name="P9"/>
        </text:list-item>
        <text:list-item>
          <text:p text:style-name="P10">Remove branch</text:p>
          <text:p text:style-name="P9"/>
        </text:list-item>
        <text:list-item>
          <text:p text:style-name="P10">Notify developer</text:p>
          <text:p text:style-name="P9"/>
        </text:list-item>
        <text:list-item>
          <text:p text:style-name="P10">Close task</text:p>
          <text:p text:style-name="P9"/>
        </text:list-item>
        <text:list-item>
          <text:p text:style-name="P10">Close tracker ite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Chris Wilper</meta:initial-creator>
    <meta:creation-date>2008-02-15T11:42:53</meta:creation-date>
    <dc:creator>Chris Wilper</dc:creator>
    <dc:date>2008-03-18T01:10:32</dc:date>
    <dc:language>en-US</dc:language>
    <meta:editing-cycles>15</meta:editing-cycles>
    <meta:editing-duration>PT14H6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9" meta:word-count="529" meta:character-count="3185"/>
  </office:meta>
</office:document-meta>
</file>